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17d01" officeooo:paragraph-rsid="00117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2"/>&lt;dl&gt;</text:p>
      <text:p text:style-name="P1"><text:s text:c="12"/></text:p>
      <text:p text:style-name="P1"><text:s text:c="14"/>&lt;dt&gt;Puis-je choisir mon siège dans la salle ?&lt;/dt&gt;</text:p>
      <text:p text:style-name="P1"><text:s text:c="14"/>&lt;dd&gt;Non. Vous pouvez choisir le bloc (en cliquant dessus, vous verrez apparaître le nombre de places disponibles).&lt;/dd&gt;</text:p>
      <text:p text:style-name="P1"><text:s text:c="14"/>&lt;dd&gt;Nous vous attribuons la meilleure place disponible dans ce bloc.&lt;/dd&gt;</text:p>
      <text:p text:style-name="P1"><text:s text:c="14"/></text:p>
      <text:p text:style-name="P1"><text:s text:c="14"/>&lt;dt&gt;J'éprouve des difficultés à indiquer le nombre de places. Comment dois-je faire ?&lt;/dt&gt;</text:p>
      <text:p text:style-name="P1"><text:s text:c="14"/>&lt;dd&gt;Placez le curseur à droite du chiffre 0 ou 1 indiqué et vous l'effacez avec la flèche "retour arrière" de votre clavier. Vous tapez alors le nombre de places souhaité.&lt;/dd&gt;</text:p>
      <text:p text:style-name="P1"><text:s text:c="14"/></text:p>
      <text:p text:style-name="P1"><text:s text:c="14"/>&lt;dt&gt;Dois-je remplir tous les champs du formulaire inscription ?&lt;/dt&gt;</text:p>
      <text:p text:style-name="P1"><text:s text:c="14"/>&lt;dd&gt;Oui. Ces données sont indispensables pour assurer une bonne exécution de votre commande.&lt;/dd&gt;</text:p>
      <text:p text:style-name="P1"/>
      <text:p text:style-name="P1"><text:s text:c="14"/>&lt;dt&gt;Quel est le moyen de paiement ?&lt;/dt&gt;</text:p>
      <text:p text:style-name="P1"><text:s text:c="14"/>&lt;dd&gt;Pour la sécurité, UNIQUEMENT par virement bancaire, endéans les trois jours après votre commande. Passé ce délai, cette commande est annulée et les places remises à la réservation.&lt;/dd&gt;</text:p>
      <text:p text:style-name="P1"/>
      <text:p text:style-name="P1"><text:s text:c="14"/>&lt;dt&gt;Comment vais-je recevoir mes places ?&lt;/dt&gt;</text:p>
      <text:p text:style-name="P1"><text:s text:c="14"/>&lt;dd&gt;Par voie postale, 6 jours après réception de votre paiement.&lt;/dd&gt;</text:p>
      <text:p text:style-name="P1"/>
      <text:p text:style-name="P1"><text:s text:c="14"/>&lt;dt&gt;Comment puis-je suivre l'exécution de ma commande ?&lt;/dt&gt;</text:p>
      <text:p text:style-name="P1"><text:s text:c="14"/>&lt;dd&gt;En cliquant sur MES RESERVATIONS dans le menu après s'être connecté.&lt;/dd&gt;</text:p>
      <text:p text:style-name="P1"><text:s text:c="14"/></text:p>
      <text:p text:style-name="P1"/>
      <text:p text:style-name="P1"><text:s text:c="12"/>&lt;/d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3:24:56.964000000</meta:creation-date>
    <dc:date>2016-07-26T13:26:07.617000000</dc:date>
    <meta:editing-duration>PT1M11S</meta:editing-duration>
    <meta:editing-cycles>1</meta:editing-cycles>
    <meta:document-statistic meta:table-count="0" meta:image-count="0" meta:object-count="0" meta:page-count="1" meta:paragraph-count="19" meta:word-count="172" meta:character-count="1423" meta:non-whitespace-character-count="1006"/>
    <meta:generator>LibreOffice/5.1.4.2$Windows_x86 LibreOffice_project/f99d75f39f1c57ebdd7ffc5f42867c12031db97a</meta:generator>
  </office:meta>
</office:document-meta>
</file>